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ercise (</text:span><text:span text:style-name="T2">id</text:span><text:span text:style-name="T3">, name, description, area_of_effect)</text:span></text:p>
      <text:p text:style-name="P1"><text:span text:style-name="T3"><text:tab/>practice_exercice (#exercise_id, #practice_id)</text:span></text:p>
      <text:p text:style-name="P1"><text:span text:style-name="T3">practice (</text:span><text:span text:style-name="T4">id</text:span><text:span text:style-name="T5">, performance, date, place, duration, #sport_id, #profil_id)</text:span></text:p>
      <text:p text:style-name="P1"><text:span text:style-name="T5">sport (</text:span><text:span text:style-name="T6">id</text:span><text:span text:style-name="T7">, name)</text:span></text:p>
      <text:p text:style-name="P1"><text:span text:style-name="T7">profile (</text:span><text:span text:style-name="T8">id</text:span><text:span text:style-name="T9">, last_name, first_name, birthdate, gender, registration_date)</text:span></text:p>
      <text:p text:style-name="P1"><text:span text:style-name="T9"><text:tab/>profil_sport(#sport_id, #profil_id)</text:span></text:p>
      <text:p text:style-name="P1"><text:span text:style-name="T9">physical_data (</text:span><text:span text:style-name="T10">id</text:span><text:span text:style-name="T11">, measure_date, weight, waist_size, hip_size, #profile_id)</text:span></text:p>
      <text:p text:style-name="P1"><text:span text:style-name="T11">user (pseudo, password, #profile_id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